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7.07mm" svg:height="122.18mm" svg:x="87.73mm" svg:y="31.08mm">
            <draw:object draw:notify-on-update-of-ranges="Sheet1.A2:Sheet1.A19 Sheet1.B1:Sheet1.B1 Sheet1.B2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.9*0.5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.7*0.2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.4*0.05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.7*0.05"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.5*0.05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.3*0.05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.3*0.05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.2*0.05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.2*0.05" office:value-type="float" office:value="0.11" calcext:value-type="float">
            <text:p>0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2:44:38.019256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2:29:27.720790503</meta:creation-date>
    <dc:date>2022-06-17T12:45:04.066880297</dc:date>
    <meta:editing-duration>PT5M14S</meta:editing-duration>
    <meta:editing-cycles>2</meta:editing-cycles>
    <meta:generator>LibreOffice/6.0.7.3$Linux_X86_64 LibreOffice_project/00m0$Build-3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08cm" svg:height="12.219cm" xlink:href=".." xlink:type="simple" chart:class="chart:scatter" chart:style-name="ch1">
        <chart:plot-area chart:style-name="ch2" table:cell-range-address="Sheet1.A2:Sheet1.B19 Sheet1.B1:Sheet1.B1" chart:data-source-has-labels="row" svg:x="1.445cm" svg:y="0.244cm" svg:width="19.829cm" svg:height="10.75cm">
          <chartooo:coordinate-region svg:x="2.172cm" svg:y="0.443cm" svg:width="18.915cm" svg:height="9.904cm"/>
          <chart:axis chart:dimension="x" chart:name="primary-x" chart:style-name="ch3">
            <chart:title svg:x="9.661cm" svg:y="11.238cm" chart:style-name="ch4">
              <text:p>Betriebsspannung in V</text:p>
            </chart:title>
          </chart:axis>
          <chart:axis chart:dimension="y" chart:name="primary-y" chart:style-name="ch3">
            <chart:title svg:x="0.451cm" svg:y="7.012cm" chart:style-name="ch5">
              <text:p>Gatterlaufzeit in µs</text:p>
            </chart:title>
            <chart:grid chart:style-name="ch6" chart:class="major"/>
          </chart:axis>
          <chart:series chart:style-name="ch7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µ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9</svg:desc>
                </draw:g>
              </table:table-cell>
              <table:table-cell office:value-type="float" office:value="NaN">
                <text:p>NaN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